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erContainerContextCustomizerFactory.isAnnotatedWithWebAppConfiguration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ContainerContextCustomizerFactory.createContextCustomizer( Class &lt; ? &gt; testClass , List &lt; ContextConfigurationAttributes &gt; config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